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ff"/>
      <style:text-properties fo:color="#000000" style:font-name="FreeSans" fo:font-size="10pt" style:font-size-asian="10pt" style:font-size-complex="10pt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ccff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ccff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4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21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99ffff"/>
      <style:text-properties fo:color="#000000"/>
    </style:style>
    <style:style style:name="ce23" style:family="table-cell" style:parent-style-name="Default">
      <style:table-cell-properties fo:background-color="#99ffff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5" office:value-type="string" calcext:value-type="string">
            <text:p>LimFire: Write up model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6" office:value-type="string" calcext:value-type="string">
            <text:p>LimFire: Send Yannis cde, model descrption and data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5" office:value-type="string" calcext:value-type="string">
            <text:p>LimFIRE: speak t Toby re: atribution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REMIP absract</text:p>
          </table:table-cell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7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5" office:value-type="string" calcext:value-type="string">
            <text:p>Phendulum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8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7"/>
          <table:table-cell table:style-name="ce15" office:value-type="string" calcext:value-type="string">
            <text:p>Firemip: No devtools workaround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/>
          <table:table-cell table:style-name="ce7" table:number-columns-repeated="6"/>
          <table:table-cell table:style-name="ce15" office:value-type="string" calcext:value-type="string">
            <text:p>FireMip: TM2 repo</text:p>
          </table:table-cell>
          <table:table-cell table:style-name="ce15"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9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0" table:number-columns-spanned="7" table:number-rows-spanned="1"/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LimFIRE: redo top panel of AGU plot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LimFIRE: %s</text:p>
          </table:table-cell>
          <table:table-cell table:style-name="ce7" table:number-columns-repeated="6"/>
          <table:table-cell table:style-name="ce20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Read 1.5 paper</text:p>
          </table:table-cell>
          <table:covered-table-cell table:number-columns-repeated="6" table:style-name="ce11"/>
          <table:table-cell table:style-name="ce21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>
            <text:p>LimFIRE: force to 0</text:p>
          </table:table-cell>
          <table:table-cell table:style-name="ce11" table:number-columns-repeated="6"/>
          <table:table-cell table:style-name="ce19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>
            <text:p>LimFIRE: add igntions constant</text:p>
          </table:table-cell>
          <table:table-cell table:style-name="ce11" table:number-columns-repeated="6"/>
          <table:table-cell table:style-name="ce19" table:number-columns-spanned="7" table:number-rows-spanned="1"/>
          <table:covered-table-cell table:number-columns-repeated="6" table:style-name="ce19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3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cv maker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scholar grab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02T09:57:53.103161443</dc:date>
    <meta:editing-duration>P67DT5H30M11S</meta:editing-duration>
    <meta:editing-cycles>113</meta:editing-cycles>
    <meta:generator>LibreOffice/4.2.8.2$Linux_X86_64 LibreOffice_project/420$Build-2</meta:generator>
    <meta:document-statistic meta:table-count="2" meta:cell-count="37" meta:object-count="0"/>
  </office:meta>
</office:document-meta>
</file>